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cc0e" officeooo:paragraph-rsid="0004cc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nave rusa Progress pierde el control y cae a la Tierra “de forma descontrolada”</text:p>
      <text:p text:style-name="P1">La nave espacial de carga rusa Progress M-27M, lanzada este martes rumbo a la Estación Espacial Internacional (EEI), ha comenzado a descender a la Tierra de manera descontrolada, dijo hoy una fuente de la industria aeroespacial de Rusia.</text:p>
      <text:p text:style-name="P1">El carguero seguirá en vuelo descontrolado al menos durante una semana, tras lo cual entrará en la atmósfera y se quemará</text:p>
      <text:p text:style-name="P1">Gira sobre su propio eje</text:p>
      <text:p text:style-name="P1">Tras varios intentos fallidos de recuperar el control de la Progress, los técnicos rusos observaron que el carguero está girando a gran velocidad sobre su propio eje, lo que imposibilita cualquier intento de maniobrar para acercarse y acoplarse a la EEI. “Es imposible saber cuándo caerá exactamente sobre la Tierra, depende de muchos factores”, aseguró.</text:p>
      <text:p text:style-name="P1">La EEI, bien aprovisionada</text:p>
      <text:p text:style-name="P1">En cualquier caso, la tripulación de la EEI cuenta a bordo con suministros suficientes, incluidos agua y oxígeno, para continuar con normalidad su vida en el espacio. La actual tripulación de la plataforma orbital la integran los rusos Antón Shkaplerov, Guennadi Padalka y Mijaíl Kornienko, la italiana Samantha Cristoforetti y los estadounidenses Terry Virts y Scott Kelly.</text:p>
      <text:p text:style-name="P1">Cada año, tres o cuatro cargueros Progress salen hacia la ISS para llevar material. Tras su misión caen y se queman en la atmósfera, por encima del océano Pacífico.</text:p>
      <text:p text:style-name="P1">En 2011, un cohete portador Soyuz que llevaba un carguero similar se estrelló poco después del despegue en la región de Altái, en Asia Centr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08:45:17.832000000</meta:creation-date>
    <dc:date>2016-04-29T08:45:29.202000000</dc:date>
    <meta:editing-duration>P0D</meta:editing-duration>
    <meta:editing-cycles>1</meta:editing-cycles>
    <meta:document-statistic meta:table-count="0" meta:image-count="0" meta:object-count="0" meta:page-count="1" meta:paragraph-count="9" meta:word-count="249" meta:character-count="1525" meta:non-whitespace-character-count="1285"/>
    <meta:generator>LibreOffice/4.2.4.2$Windows_x86 LibreOffice_project/63150712c6d317d27ce2db16eb94c2f3d7b699f8</meta:generator>
  </office:meta>
</office:document-meta>
</file>